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、だから、今はヴィスティが留守だ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、お、お互い悔いのない戦いをする
ためにも、ま、また出直せって言ってる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！？　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こちらも
これ以上、時間をかけていられません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、ここで討たせてもら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えへ！　カラットさまには手を
出させないもん！　わたし頑張る！　えへへへ！
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手がシールドの展開な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身の劣勢を痛感している何よりのお証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畳み掛けますわよ、サッフ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、ひいいぃぃ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は洸龍玉の使い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達の同時攻撃を一切通さないなんて
素晴らしい魔力です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ノーダメージはすご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すが、これほど強力なシールドを維持する
など、相当な出力を割かれているは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長くは持ち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！　バレちゃったか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・・・ブ、ブロンシュ・・・頑張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くっ、やはり双璧の名はダテじゃありません
　わね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これだけの攻撃を耐えられる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往生際が・・・ハァ・・・ハ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ですわね・・・！！　ハァ・・・ハァ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んん・・・え・・・えへ・・・ん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・・・ハァ・・・でも、さすがに・・・限界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、ブロンシュぅ・・・ひぐ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・・・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・・・ハ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ぇ・・・ぜぇ・・・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Hehhh... hehh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わわわわ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・・・もう・・・だめ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さあさあ！　いよいよ決着の時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覚悟を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ひゃあああぁぁあああああぁ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が起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か間に合っ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ちゃんだーー！！　えへ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、ヴィスティいいいぃ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てきたんだなーっ！　よかったああ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遅くなり申し訳ありませんでした。
魔界でカレーを作っていたも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？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御覧のとおり、死神を雇うことに成功
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4体持ち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死神だって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、よ・・・4体持ち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そんなの、反則にも程がある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やった、ヴィスティ！　お前なら
やってくれると信じていた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光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いつらは、どういたしま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ダジェルバージ家の門歌を無理やり
歌わせて、屈辱のどん底に落としてや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今は牢にでも閉じ込めておけ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